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fo:text-align="center" style:justify-single-word="false" style:page-number="auto" fo:break-before="page"/>
      <style:text-properties officeooo:paragraph-rsid="0005608a"/>
    </style:style>
    <style:style style:name="P2" style:family="paragraph" style:parent-style-name="Normale">
      <style:paragraph-properties fo:text-align="justify" style:justify-single-word="false"/>
      <style:text-properties officeooo:rsid="0000143f" officeooo:paragraph-rsid="0000143f"/>
    </style:style>
    <style:style style:name="P3" style:family="paragraph" style:parent-style-name="Paragrafo_20_elenco" style:list-style-name="L1">
      <style:paragraph-properties fo:line-height="115%"/>
      <style:text-properties officeooo:paragraph-rsid="0001a980"/>
    </style:style>
    <style:style style:name="P4" style:family="paragraph" style:parent-style-name="Paragrafo_20_elenco" style:list-style-name="L1">
      <style:paragraph-properties fo:line-height="115%"/>
    </style:style>
    <style:style style:name="P5" style:family="paragraph" style:parent-style-name="Paragrafo_20_elenco" style:list-style-name="L1">
      <style:paragraph-properties fo:line-height="115%"/>
      <style:text-properties officeooo:paragraph-rsid="0002d0b7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Normale">
      <style:text-properties officeooo:rsid="0000143f" officeooo:paragraph-rsid="0000143f"/>
    </style:style>
    <style:style style:name="P8" style:family="paragraph" style:parent-style-name="Paragrafo_20_elenco" style:list-style-name="L2">
      <style:text-properties officeooo:paragraph-rsid="0000143f"/>
    </style:style>
    <style:style style:name="P9" style:family="paragraph" style:parent-style-name="Paragrafo_20_elenco" style:list-style-name="L2">
      <style:text-properties officeooo:rsid="0000143f" officeooo:paragraph-rsid="0000143f"/>
    </style:style>
    <style:style style:name="P10" style:family="paragraph" style:parent-style-name="Paragrafo_20_elenco" style:list-style-name="L2"/>
    <style:style style:name="P11" style:family="paragraph" style:parent-style-name="Paragrafo_20_elenco" style:list-style-name="L2">
      <style:text-properties officeooo:paragraph-rsid="0003349d"/>
    </style:style>
    <style:style style:name="P12" style:family="paragraph" style:parent-style-name="Paragrafo_20_elenco" style:list-style-name="L2">
      <style:text-properties officeooo:rsid="0003349d" officeooo:paragraph-rsid="0003349d"/>
    </style:style>
    <style:style style:name="P13" style:family="paragraph" style:parent-style-name="Paragrafo_20_elenco" style:list-style-name="L2">
      <style:text-properties officeooo:paragraph-rsid="0004a368"/>
    </style:style>
    <style:style style:name="T1" style:family="text">
      <style:text-properties officeooo:rsid="0005608a"/>
    </style:style>
    <style:style style:name="T2" style:family="text">
      <style:text-properties fo:font-style="italic" fo:font-weight="bold" officeooo:rsid="0000143f" style:font-style-asian="italic" style:font-weight-asian="bold" style:font-size-complex="11pt" style:font-style-complex="normal" style:font-weight-complex="normal"/>
    </style:style>
    <style:style style:name="T3" style:family="text">
      <style:text-properties officeooo:rsid="0001a980"/>
    </style:style>
    <style:style style:name="T4" style:family="text">
      <style:text-properties officeooo:rsid="0000143f"/>
    </style:style>
    <style:style style:name="T5" style:family="text">
      <style:text-properties officeooo:rsid="0002d0b7"/>
    </style:style>
    <style:style style:name="T6" style:family="text">
      <style:text-properties officeooo:rsid="0003349d"/>
    </style:style>
    <style:style style:name="T7" style:family="text">
      <style:text-properties officeooo:rsid="0004a368"/>
    </style:style>
    <text:list-style style:name="L1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Enfasi_20__28_corsivo_29_"><text:span text:style-name="T1">TFX073 – ACME Letti T3s</text:span></text:span></text:h>
      <text:h text:style-name="Heading_20_1" text:outline-level="1"><text:bookmark-start text:name="_Toc66190849"/><text:bookmark-start text:name="_Toc66190938"/><text:bookmark-start text:name="_Toc66191181"/><text:bookmark-start text:name="_Toc72967253"/><text:span text:style-name="Enfasi_20__28_corsivo_29_"><text:span text:style-name="T2">D</text:span></text:span><text:bookmark-end text:name="_Toc66190849"/><text:bookmark-end text:name="_Toc66190938"/><text:bookmark-end text:name="_Toc66191181"/><text:bookmark-end text:name="_Toc72967253"/><text:span text:style-name="Enfasi_20__28_corsivo_29_"><text:span text:style-name="T2">efinizioni AUXs</text:span></text:span></text:h>
      <text:p text:style-name="P2">Di seguito e’ riportato, per ogni AUX, l’utilizzatore corrispondente:</text:p>
      <text:list text:style-name="L1">
        <text:list-item>
          <text:p text:style-name="P3">AUX1: Luce Bianca <text:span text:style-name="T3">Compartimento Excelsior</text:span> 1</text:p>
        </text:list-item>
        <text:list-item>
          <text:p text:style-name="P3">AUX2: Luce Bianca <text:span text:style-name="T3">Compartimento</text:span> <text:span text:style-name="T3">Excelsior</text:span> <text:span text:style-name="T4">2</text:span></text:p>
        </text:list-item>
        <text:list-item>
          <text:p text:style-name="P3">AUX3: Luce Bianca <text:span text:style-name="T3">Compartimento Excelsior</text:span> 3</text:p>
        </text:list-item>
        <text:list-item>
          <text:p text:style-name="P3">AUX4: Luce Bianca <text:span text:style-name="T3">Compartimento</text:span> <text:span text:style-name="T3">Excelsior</text:span> 4</text:p>
        </text:list-item>
        <text:list-item>
          <text:p text:style-name="P4">AUX5: Luce Bianca <text:span text:style-name="T3">Compartimento Letti</text:span> <text:span text:style-name="T3">1</text:span></text:p>
        </text:list-item>
        <text:list-item>
          <text:p text:style-name="P3">AUX6: Luce Bianca <text:span text:style-name="T3">Compartimento Letti</text:span> <text:span text:style-name="T3">2</text:span></text:p>
        </text:list-item>
        <text:list-item>
          <text:p text:style-name="P3">AUX7: Luce Bianca <text:span text:style-name="T3">Compartimento Letti</text:span> <text:span text:style-name="T3">3</text:span></text:p>
        </text:list-item>
        <text:list-item>
          <text:p text:style-name="P3">AUX8: Luce Bianca <text:span text:style-name="T3">Compartimento Letti</text:span> <text:span text:style-name="T3">4</text:span></text:p>
        </text:list-item>
        <text:list-item>
          <text:p text:style-name="P3">AUX9: Luce Bianca <text:span text:style-name="T3">Compartimento Letti</text:span> <text:span text:style-name="T3">5</text:span></text:p>
        </text:list-item>
        <text:list-item>
          <text:p text:style-name="P3">AUX10: Luce <text:span text:style-name="T3">Bianca Compartimento Letti 6</text:span></text:p>
        </text:list-item>
        <text:list-item>
          <text:p text:style-name="P3">AUX11: Luce Blu <text:span text:style-name="T3">Compartimento Excelsior 1</text:span></text:p>
        </text:list-item>
        <text:list-item>
          <text:p text:style-name="P3">AUX12: Luce Blu <text:span text:style-name="T3">Compartimento Excelsior 2</text:span></text:p>
        </text:list-item>
        <text:list-item>
          <text:p text:style-name="P3">AUX13: Luce Blu <text:span text:style-name="T3">Compartimento Excelsior 3</text:span></text:p>
        </text:list-item>
        <text:list-item>
          <text:p text:style-name="P3">AUX14: Luce Blu <text:span text:style-name="T3">Compartimento Excelsior 4</text:span></text:p>
        </text:list-item>
        <text:list-item>
          <text:p text:style-name="P3">AUX15: Luce Blu <text:span text:style-name="T3">Compartimento Letti</text:span> <text:span text:style-name="T3">1</text:span></text:p>
        </text:list-item>
        <text:list-item>
          <text:p text:style-name="P3">AUX16: Luce Blu <text:span text:style-name="T3">Compartimento Letti</text:span> <text:span text:style-name="T3">2</text:span></text:p>
        </text:list-item>
        <text:list-item>
          <text:p text:style-name="P3">AUX17: Luce Blu <text:span text:style-name="T3">Compartimento Letti</text:span> <text:span text:style-name="T3">3</text:span></text:p>
        </text:list-item>
        <text:list-item>
          <text:p text:style-name="P3">AUX18: Luce Blu <text:span text:style-name="T3">Compartimento Letti</text:span> <text:span text:style-name="T3">4</text:span></text:p>
        </text:list-item>
        <text:list-item>
          <text:p text:style-name="P5">AUX19: Luce <text:span text:style-name="T5">Blu </text:span><text:span text:style-name="T3">Compartimento Letti</text:span><text:span text:style-name="T5"> 5</text:span></text:p>
        </text:list-item>
        <text:list-item>
          <text:p text:style-name="P3">AUX20: Luce <text:span text:style-name="T3">Blu Compartimento Letti 6</text:span></text:p>
        </text:list-item>
        <text:list-item>
          <text:p text:style-name="P4">AUX21: <text:span text:style-name="T5">Locale di Servizio</text:span></text:p>
        </text:list-item>
        <text:list-item>
          <text:p text:style-name="P4">AUX22: Corridoio Segmento <text:span text:style-name="T5">1</text:span></text:p>
        </text:list-item>
        <text:list-item>
          <text:p text:style-name="P4">AUX23: Corridoio Segmento <text:span text:style-name="T5">2</text:span></text:p>
        </text:list-item>
        <text:list-item>
          <text:p text:style-name="P4">AUX24: Corridoio Segmento <text:span text:style-name="T5">3</text:span></text:p>
        </text:list-item>
        <text:list-item>
          <text:p text:style-name="P4">AUX25: Corridoio Segmento <text:span text:style-name="T5">4</text:span></text:p>
        </text:list-item>
        <text:list-item>
          <text:p text:style-name="P5">AUX2<text:span text:style-name="T5">6</text:span>: Corridoio Segmento <text:span text:style-name="T5">5</text:span></text:p>
        </text:list-item>
        <text:list-item>
          <text:p text:style-name="P4">AUX2<text:span text:style-name="T5">7</text:span>: Pad per luci rosse, Sinistra</text:p>
        </text:list-item>
        <text:list-item>
          <text:p text:style-name="P4">AUX2<text:span text:style-name="T5">8</text:span>: Pad per luci rosse, Destra</text:p>
        </text:list-item>
      </text:list>
      <text:h text:style-name="P6" text:outline-level="1"><text:bookmark-start text:name="_Toc66191204"/><text:bookmark-start text:name="_Toc66190961"/><text:bookmark-start text:name="_Toc66190872"/><text:bookmark-start text:name="_Toc65942536"/><text:bookmark-start text:name="_Toc72967276"/>Mappatura <text:span text:style-name="T4">Funzioni </text:span>Predefinita<text:bookmark-end text:name="_Toc66191204"/><text:bookmark-end text:name="_Toc66190961"/><text:bookmark-end text:name="_Toc66190872"/><text:bookmark-end text:name="_Toc65942536"/><text:bookmark-end text:name="_Toc72967276"/></text:h>
      <text:p text:style-name="P7">La seguente mappatura viene ripristinata ogni volta che viene eseguito un Reset della Scheda (Scrittura CV8 con il valore 8).</text:p>
      <text:list text:style-name="L2">
        <text:list-item>
          <text:p text:style-name="P8">F<text:span text:style-name="T4">0</text:span>: Pad luci rosse, a seconda del senso di marcia</text:p>
        </text:list-item>
        <text:list-item>
          <text:p text:style-name="P9">F1: Corridoio</text:p>
        </text:list-item>
        <text:list-item>
          <text:p text:style-name="P10">F<text:span text:style-name="T4">2</text:span>: Luce Bianca <text:span text:style-name="T6">Compartimenti Excelsior</text:span> 1</text:p>
        </text:list-item>
        <text:list-item>
          <text:p text:style-name="P11">F<text:span text:style-name="T4">3</text:span> Luce Bianca <text:span text:style-name="T6">Compartimenti Excelsior</text:span> 2</text:p>
        </text:list-item>
        <text:list-item>
          <text:p text:style-name="P11">F<text:span text:style-name="T4">4</text:span>: Luce Bianca <text:span text:style-name="T6">Compartimenti Excelsior</text:span> 3</text:p>
        </text:list-item>
        <text:list-item>
          <text:p text:style-name="P11">F<text:span text:style-name="T4">5</text:span>: Luce Bianca <text:span text:style-name="T6">Compartimenti Excelsior</text:span> 4</text:p>
        </text:list-item>
        <text:list-item>
          <text:p text:style-name="P11">F<text:span text:style-name="T4">6</text:span>: Luce Bianca <text:span text:style-name="T6">Compartimenti Letti 1</text:span></text:p>
        </text:list-item>
        <text:list-item>
          <text:p text:style-name="P11">F<text:span text:style-name="T4">7</text:span>: Luce Bianca <text:span text:style-name="T6">Compartimenti Letti 2</text:span></text:p>
        </text:list-item>
        <text:list-item>
          <text:p text:style-name="P11">F<text:span text:style-name="T4">8</text:span>: Luce Bianca <text:span text:style-name="T6">Compartimenti Letti 3</text:span></text:p>
        </text:list-item>
        <text:list-item>
          <text:p text:style-name="P11">F<text:span text:style-name="T4">9</text:span>: Luce Bianca <text:span text:style-name="T6">Compartimenti Letti 4</text:span></text:p>
        </text:list-item>
        <text:list-item>
          <text:p text:style-name="P11">F<text:span text:style-name="T4">10</text:span>: Luce Bianca <text:span text:style-name="T6">Compartimenti Letti 5</text:span></text:p>
        </text:list-item>
        <text:list-item>
          <text:p text:style-name="P12">F11: Luce Bianca Compartimenti Letti 6</text:p>
        </text:list-item>
        <text:list-item>
          <text:p text:style-name="P13">F1<text:span text:style-name="T4">1</text:span>: Luce Blu <text:span text:style-name="T6">Compartimenti Excelsior </text:span><text:span text:style-name="T7">1</text:span> </text:p>
        </text:list-item>
        <text:list-item>
          <text:p text:style-name="P13">F1<text:span text:style-name="T4">2</text:span>: Luce Blu <text:span text:style-name="T6">Compartimenti Excelsior</text:span> 2</text:p>
        </text:list-item>
        <text:list-item>
          <text:p text:style-name="P13">F1<text:span text:style-name="T4">3</text:span>: Luce Blu <text:span text:style-name="T6">Compartimenti Excelsior</text:span> 3</text:p>
        </text:list-item>
        <text:list-item>
          <text:p text:style-name="P13">F1<text:span text:style-name="T4">4</text:span>: Luce Blu <text:span text:style-name="T6">Compartimenti Excelsior</text:span> 4</text:p>
        </text:list-item>
        <text:list-item>
          <text:p text:style-name="P11">F1<text:span text:style-name="T4">5</text:span>: Luce Blu <text:span text:style-name="T6">Compartimenti Letti 1</text:span></text:p>
        </text:list-item>
        <text:list-item>
          <text:p text:style-name="P11">F1<text:span text:style-name="T4">6</text:span>: Luce Blu <text:span text:style-name="T6">Compartimenti Letti 2</text:span></text:p>
        </text:list-item>
        <text:list-item>
          <text:p text:style-name="P11">F1<text:span text:style-name="T4">7</text:span>: Luce Blu <text:span text:style-name="T6">Compartimenti Letti 3</text:span></text:p>
        </text:list-item>
        <text:list-item>
          <text:p text:style-name="P11">F1<text:span text:style-name="T4">8</text:span>: Luce Blu <text:span text:style-name="T6">Compartimenti Letti 4</text:span></text:p>
        </text:list-item>
        <text:list-item>
          <text:p text:style-name="P11">F1<text:span text:style-name="T4">9</text:span>: Luce Blu <text:span text:style-name="T6">Compartimenti Letti 5</text:span></text:p>
        </text:list-item>
        <text:list-item>
          <text:p text:style-name="P11">F<text:span text:style-name="T4">20</text:span>: Luce <text:span text:style-name="T6">Blu Compartimenti Letti 6</text:span></text:p>
        </text:list-item>
        <text:list-item>
          <text:p text:style-name="P10">F2<text:span text:style-name="T4">1</text:span>: Luce <text:span text:style-name="T6">Locale di Servizi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3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chapter">
      <style:paragraph-properties fo:margin-top="0cm" fo:margin-bottom="0cm" style:contextual-spacing="false" fo:line-height="85%" fo:hyphenation-ladder-count="no-limit" fo:hyphenation-keep="auto" loext:hyphenation-keep-type="column"/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size-asian="36pt" style:font-size-complex="3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chapter">
      <style:paragraph-properties fo:hyphenation-ladder-count="no-limit" fo:hyphenation-keep="auto" loext:hyphenation-keep-type="column"/>
      <style:text-properties fo:font-size="16pt" fo:font-style="italic" fo:font-weight="bold" style:font-size-asian="16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chapter">
      <style:paragraph-properties fo:margin-top="0.071cm" fo:margin-bottom="0cm" style:contextual-spacing="false" fo:line-height="100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chapter">
      <style:paragraph-properties fo:margin-top="0.071cm" fo:margin-bottom="0cm" style:contextual-spacing="false" fo:line-height="100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e" style:next-style-name="Normale" style:default-outline-level="4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e" style:next-style-name="Normale" style:default-outline-level="5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text-transform="uppercase" fo:color="#2f5496" loext:opacity="100%" style:font-name="Calibri Light" fo:font-family="'Calibri Light'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e" style:next-style-name="Normale" style:default-outline-level="6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text-transform="uppercase"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e" style:next-style-name="Normale" style:default-outline-level="7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1f3864" loext:opacity="100%" style:font-name="Calibri Light" fo:font-family="'Calibri Light'" style:font-family-generic="swiss" style:font-pitch="variable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e" style:next-style-name="Normale" style:default-outline-level="8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1f3864" loext:opacity="100%" style:font-name="Calibri Light" fo:font-family="'Calibri Light'" style:font-family-generic="swiss" style:font-pitch="variable"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e" style:next-style-name="Normale" style:default-outline-level="9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e" style:next-style-name="Normale" style:class="extra">
      <style:paragraph-properties fo:line-height="100%" fo:hyphenation-ladder-count="no-limit" fo:hyphenation-keep="auto" loext:hyphenation-keep-type="column"/>
      <style:text-properties fo:font-variant="small-caps" fo:color="#44546a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e" style:next-style-name="Normale" style:class="chapter">
      <style:paragraph-properties fo:margin-top="0cm" fo:margin-bottom="0.423cm" style:contextual-spacing="false" fo:line-height="100%" fo:hyphenation-ladder-count="no-limit" fo:hyphenation-keep="auto" loext:hyphenation-keep-type="column"/>
      <style:text-properties fo:color="#4472c4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Nessuna_20_spaziatura" style:display-name="Nessuna spaziatura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itazione" style:family="paragraph" style:parent-style-name="Normale" style:next-style-name="Normale">
      <style:paragraph-properties fo:margin-left="1.27cm" fo:margin-right="0cm" fo:margin-top="0.212cm" fo:margin-bottom="0.212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fo:color="#44546a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Citazione_20_intensa" style:display-name="Citazione intensa" style:family="paragraph" style:parent-style-name="Normale" style:next-style-name="Normale">
      <style:paragraph-properties fo:margin-left="1.27cm" fo:margin-right="0cm" fo:margin-top="0.176cm" fo:margin-bottom="0.423cm" style:contextual-spacing="false" fo:line-height="100%" fo:text-align="center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fo:color="#44546a" loext:opacity="100%" style:font-name="Calibri Light" fo:font-family="'Calibri Light'" style:font-family-generic="swiss" style:font-pitch="variable" fo:font-size="16pt" fo:letter-spacing="-0.011cm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Titolo_20_1_20_Carattere" style:display-name="Titolo 1 Carattere" style:family="text" style:parent-style-name="Car._20_predefinito_20_paragrafo">
      <style:text-properties fo:font-size="16pt" fo:font-style="italic" fo:font-weight="bold" style:font-size-asian="16pt" style:font-style-asian="italic" style:font-weight-asian="bold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olo_20_5_20_Carattere" style:display-name="Titolo 5 Carattere" style:family="text" style:parent-style-name="Car._20_predefinito_20_paragrafo">
      <style:text-properties fo:text-transform="uppercase"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text-transform="uppercase"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7_20_Carattere" style:display-name="Titolo 7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olo_20_8_20_Carattere" style:display-name="Titolo 8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olo_20_9_20_Carattere" style:display-name="Titolo 9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Carattere" style:display-name="Titolo Carattere" style:family="text" style:parent-style-name="Car._20_predefinito_20_paragrafo"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name-asian="Times New Roman" style:font-family-asian="'Times New Roman'" style:font-family-generic-asian="roman" style:font-pitch-asian="variable" style:font-size-asian="36pt" style:font-name-complex="Times New Roman" style:font-family-complex="'Times New Roman'" style:font-family-generic-complex="roman" style:font-pitch-complex="variable" style:font-size-complex="36pt"/>
    </style:style>
    <style:style style:name="Sottotitolo_20_Carattere" style:display-name="Sottotitolo Carattere" style:family="text" style:parent-style-name="Car._20_predefinito_20_paragrafo">
      <style:text-properties fo:color="#4472c4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Enfasi_20__28_grassetto_29_" style:display-name="Enfasi (grassetto)" style:family="text" style:parent-style-name="Car._20_predefinito_20_paragrafo">
      <style:text-properties fo:font-weight="bold" style:font-weight-asian="bold" style:font-weight-complex="bold"/>
    </style:style>
    <style:style style:name="Enfasi_20__28_corsivo_29_" style:display-name="Enfasi (corsivo)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itazione_20_Carattere" style:display-name="Citazione Carattere" style:family="text" style:parent-style-name="Car._20_predefinito_20_paragrafo">
      <style:text-properties fo:color="#44546a" loext:opacity="100%" fo:font-size="12pt" style:font-size-asian="12pt" style:font-size-complex="12pt"/>
    </style:style>
    <style:style style:name="Citazione_20_intensa_20_Carattere" style:display-name="Citazione intensa Carattere" style:family="text" style:parent-style-name="Car._20_predefinito_20_paragrafo">
      <style:text-properties fo:color="#44546a" loext:opacity="100%" style:font-name="Calibri Light" fo:font-family="'Calibri Light'" style:font-family-generic="swiss" style:font-pitch="variable" fo:font-size="16pt" fo:letter-spacing="-0.011cm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Enfasi_20_delicata" style:display-name="Enfasi delicata" style:family="text" style:parent-style-name="Car._20_predefinito_20_paragrafo">
      <style:text-properties fo:color="#595959" loext:opacity="100%" fo:font-style="italic" style:font-style-asian="italic" style:font-style-complex="italic"/>
    </style:style>
    <style:style style:name="Enfasi_20_intensa" style:display-name="Enfasi intensa" style:family="text" style:parent-style-name="Car._20_predefinito_20_paragrafo">
      <style:text-properties fo:font-style="italic" fo:font-weight="bold" style:font-style-asian="italic" style:font-weight-asian="bold" style:font-style-complex="italic" style:font-weight-complex="bold"/>
    </style:style>
    <style:style style:name="Riferimento_20_delicato" style:display-name="Riferimento delicato" style:family="text" style:parent-style-name="Car._20_predefinito_20_paragrafo">
      <style:text-properties fo:font-variant="small-caps" fo:color="#595959" loext:opacity="100%" style:text-underline-style="none"/>
    </style:style>
    <style:style style:name="Riferimento_20_intenso" style:display-name="Riferimento intenso" style:family="text" style:parent-style-name="Car._20_predefinito_20_paragrafo">
      <style:text-properties fo:font-variant="small-caps" fo:color="#44546a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itolo_20_del_20_libro" style:display-name="Titolo del libro" style:family="text" style:parent-style-name="Car._20_predefinito_20_paragrafo">
      <style:text-properties fo:font-variant="small-caps" fo:letter-spacing="0.018cm" fo:font-weight="bold" style:font-weight-asian="bold" style:font-weight-complex="bol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zione_20_non_20_risolta" style:display-name="Menzione non risolta" style:family="text" style:parent-style-name="Car._20_predefinito_20_paragrafo">
      <style:text-properties fo:color="#605e5c" loext:opacity="100%" fo:background-color="#e1dfdd"/>
    </style:style>
    <style:style style:name="Collegamento_20_visitato" style:display-name="Collegamento visitato" style:family="text" style:parent-style-name="Car._20_predefinito_20_paragrafo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use-window-font-color="true" loext:opacity="0%"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use-window-font-color="true" loext:opacity="0%" style:font-name="Wingdings" fo:font-family="Wingdings" style:font-family-generic="system" style:font-pitch="variable" style:font-charset="x-symbol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Symbol" fo:font-family="Symbol" style:font-family-generic="roman" style:font-pitch="variable" style:font-charset="x-symbol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/>
    </style:style>
    <style:style style:name="WW_5f_CharLFO11LVL8" style:display-name="WW_CharLFO11LVL8" style:family="text">
      <style:text-properties style:font-name="Symbol" fo:font-family="Symbol" style:font-family-generic="roman" style:font-pitch="variable" style:font-charset="x-symbol"/>
    </style:style>
    <style:style style:name="WW_5f_CharLFO11LVL9" style:display-name="WW_CharLFO11LVL9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Wingdings" fo:font-family="Wingdings" style:font-family-generic="system" style:font-pitch="variable" style:font-charset="x-symbol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Symbol" fo:font-family="Symbol" style:font-family-generic="roman" style:font-pitch="variable" style:font-charset="x-symbol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/>
    </style:style>
    <style:style style:name="WW_5f_CharLFO12LVL8" style:display-name="WW_CharLFO12LVL8" style:family="text">
      <style:text-properties style:font-name="Symbol" fo:font-family="Symbol" style:font-family-generic="roman" style:font-pitch="variable" style:font-charset="x-symbol"/>
    </style:style>
    <style:style style:name="WW_5f_CharLFO12LVL9" style:display-name="WW_CharLFO12LVL9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Wingdings" fo:font-family="Wingdings" style:font-family-generic="system" style:font-pitch="variable" style:font-charset="x-symbol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Symbol" fo:font-family="Symbol" style:font-family-generic="roman" style:font-pitch="variable" style:font-charset="x-symbol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/>
    </style:style>
    <style:style style:name="WW_5f_CharLFO13LVL8" style:display-name="WW_CharLFO13LVL8" style:family="text">
      <style:text-properties style:font-name="Symbol" fo:font-family="Symbol" style:font-family-generic="roman" style:font-pitch="variable" style:font-charset="x-symbol"/>
    </style:style>
    <style:style style:name="WW_5f_CharLFO13LVL9" style:display-name="WW_CharLFO13LVL9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Symbol" fo:font-family="Symbol" style:font-family-generic="roman" style:font-pitch="variable" style:font-charset="x-symbol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/>
    </style:style>
    <style:style style:name="WW_5f_CharLFO14LVL8" style:display-name="WW_CharLFO14LVL8" style:family="text">
      <style:text-properties style:font-name="Symbol" fo:font-family="Symbol" style:font-family-generic="roman" style:font-pitch="variable" style:font-charset="x-symbol"/>
    </style:style>
    <style:style style:name="WW_5f_CharLFO14LVL9" style:display-name="WW_CharLFO14LVL9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Wingdings" fo:font-family="Wingdings" style:font-family-generic="system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Symbol" fo:font-family="Symbol" style:font-family-generic="roman" style:font-pitch="variable" style:font-charset="x-symbol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/>
    </style:style>
    <style:style style:name="WW_5f_CharLFO15LVL8" style:display-name="WW_CharLFO15LVL8" style:family="text">
      <style:text-properties style:font-name="Symbol" fo:font-family="Symbol" style:font-family-generic="roman" style:font-pitch="variable" style:font-charset="x-symbol"/>
    </style:style>
    <style:style style:name="WW_5f_CharLFO15LVL9" style:display-name="WW_CharLFO15LVL9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Wingdings" fo:font-family="Wingdings" style:font-family-generic="system" style:font-pitch="variable" style:font-charset="x-symbol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Symbol" fo:font-family="Symbol" style:font-family-generic="roman" style:font-pitch="variable" style:font-charset="x-symbol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/>
    </style:style>
    <style:style style:name="WW_5f_CharLFO16LVL8" style:display-name="WW_CharLFO16LVL8" style:family="text">
      <style:text-properties style:font-name="Symbol" fo:font-family="Symbol" style:font-family-generic="roman" style:font-pitch="variable" style:font-charset="x-symbol"/>
    </style:style>
    <style:style style:name="WW_5f_CharLFO16LVL9" style:display-name="WW_CharLFO16LVL9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Wingdings" fo:font-family="Wingdings" style:font-family-generic="system" style:font-pitch="variable" style:font-charset="x-symbol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Symbol" fo:font-family="Symbol" style:font-family-generic="roman" style:font-pitch="variable" style:font-charset="x-symbol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/>
    </style:style>
    <style:style style:name="WW_5f_CharLFO17LVL8" style:display-name="WW_CharLFO17LVL8" style:family="text">
      <style:text-properties style:font-name="Symbol" fo:font-family="Symbol" style:font-family-generic="roman" style:font-pitch="variable" style:font-charset="x-symbol"/>
    </style:style>
    <style:style style:name="WW_5f_CharLFO17LVL9" style:display-name="WW_CharLFO17LVL9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ymbol" fo:font-family="Symbol" style:font-family-generic="roman" style:font-pitch="variable" style:font-charset="x-symbol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Symbol" fo:font-family="Symbol" style:font-family-generic="roman" style:font-pitch="variable" style:font-charset="x-symbol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/>
    </style:style>
    <style:style style:name="WW_5f_CharLFO19LVL8" style:display-name="WW_CharLFO19LVL8" style:family="text">
      <style:text-properties style:font-name="Symbol" fo:font-family="Symbol" style:font-family-generic="roman" style:font-pitch="variable" style:font-charset="x-symbol"/>
    </style:style>
    <style:style style:name="WW_5f_CharLFO19LVL9" style:display-name="WW_CharLFO19LVL9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Symbol" fo:font-family="Symbol" style:font-family-generic="roman" style:font-pitch="variable" style:font-charset="x-symbol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Symbol" fo:font-family="Symbol" style:font-family-generic="roman" style:font-pitch="variable" style:font-charset="x-symbol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/>
    </style:style>
    <style:style style:name="WW_5f_CharLFO20LVL8" style:display-name="WW_CharLFO20LVL8" style:family="text">
      <style:text-properties style:font-name="Symbol" fo:font-family="Symbol" style:font-family-generic="roman" style:font-pitch="variable" style:font-charset="x-symbol"/>
    </style:style>
    <style:style style:name="WW_5f_CharLFO20LVL9" style:display-name="WW_CharLFO20LVL9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ile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LVL2" loext:num-list-format="%2%" text:bullet-char="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text-align="start" style:justify-single-word="false" fo:text-indent="0cm" style:auto-text-indent="false"/>
      <style:text-properties officeooo:paragraph-rsid="0005608a"/>
    </style:style>
    <style:style style:name="MP2" style:family="paragraph" style:parent-style-name="Footer">
      <style:paragraph-properties fo:text-align="start" style:justify-single-word="false"/>
      <style:text-properties officeooo:paragraph-rsid="0005608a"/>
    </style:style>
    <style:style style:name="MT1" style:family="text">
      <style:text-properties officeooo:rsid="000560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Car._20_predefinito_20_paragrafo"><text:span text:style-name="MT1">Versione Firmware: 019</text:span></text:span></text:p>
        <text:p text:style-name="MP2"><text:span text:style-name="Car._20_predefinito_20_paragrafo"><text:span text:style-name="MT1">Versione HardWare: 1.20b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/>
    <dc:description/>
    <dc:subject/>
    <meta:initial-creator>Luca</meta:initial-creator>
    <meta:creation-date>2021-03-09T13:05:00Z</meta:creation-date>
    <dc:date>2025-07-12T16:50:35.567426100</dc:date>
    <meta:editing-cycles>13</meta:editing-cycles>
    <meta:editing-duration>PT49M</meta:editing-duration>
    <meta:document-statistic meta:table-count="0" meta:image-count="0" meta:object-count="0" meta:page-count="2" meta:paragraph-count="58" meta:word-count="388" meta:character-count="2225" meta:non-whitespace-character-count="1944"/>
    <meta:template xlink:type="simple" xlink:actuate="onRequest" xlink:title="" xlink:href="Normal.dotm"/>
  </office:meta>
</office:document-meta>
</file>